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1.75in"/>
    </style:style>
    <style:style style:name="Table1.C" style:family="table-column">
      <style:table-column-properties style:column-width="3.48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8125in"/>
    </style:style>
    <style:style style:name="Table3.B" style:family="table-column">
      <style:table-column-properties style:column-width="1.125in"/>
    </style:style>
    <style:style style:name="Table3.C" style:family="table-column">
      <style:table-column-properties style:column-width="4.989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8125in"/>
    </style:style>
    <style:style style:name="Table2.C" style:family="table-column">
      <style:table-column-properties style:column-width="3.739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1.375in"/>
    </style:style>
    <style:style style:name="Table4.B" style:family="table-column">
      <style:table-column-properties style:column-width="1.8125in"/>
    </style:style>
    <style:style style:name="Table4.C" style:family="table-column">
      <style:table-column-properties style:column-width="3.739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02c0" officeooo:paragraph-rsid="000e02c0"/>
    </style:style>
    <style:style style:name="P2" style:family="paragraph" style:parent-style-name="Standard">
      <style:text-properties officeooo:rsid="000e02c0" officeooo:paragraph-rsid="00146b5c"/>
    </style:style>
    <style:style style:name="P3" style:family="paragraph" style:parent-style-name="Standard">
      <style:text-properties officeooo:rsid="000e02c0" officeooo:paragraph-rsid="0015944b"/>
    </style:style>
    <style:style style:name="P4" style:family="paragraph" style:parent-style-name="Standard">
      <style:text-properties officeooo:rsid="000e02c0" officeooo:paragraph-rsid="001b7a76"/>
    </style:style>
    <style:style style:name="P5" style:family="paragraph" style:parent-style-name="Standard">
      <style:text-properties officeooo:rsid="000ff768" officeooo:paragraph-rsid="00146b5c"/>
    </style:style>
    <style:style style:name="P6" style:family="paragraph" style:parent-style-name="Standard">
      <style:text-properties officeooo:rsid="000ff768" officeooo:paragraph-rsid="0015944b"/>
    </style:style>
    <style:style style:name="P7" style:family="paragraph" style:parent-style-name="Standard">
      <style:text-properties officeooo:rsid="000ff768" officeooo:paragraph-rsid="001b7a76"/>
    </style:style>
    <style:style style:name="P8" style:family="paragraph" style:parent-style-name="Standard">
      <style:text-properties fo:color="#006633" officeooo:rsid="000ff768" officeooo:paragraph-rsid="00146b5c"/>
    </style:style>
    <style:style style:name="P9" style:family="paragraph" style:parent-style-name="Standard">
      <style:text-properties fo:color="#006633" officeooo:rsid="000ff768" officeooo:paragraph-rsid="0015944b"/>
    </style:style>
    <style:style style:name="P10" style:family="paragraph" style:parent-style-name="Standard">
      <style:text-properties fo:color="#006633" officeooo:rsid="000ff768" officeooo:paragraph-rsid="0016e6da"/>
    </style:style>
    <style:style style:name="P11" style:family="paragraph" style:parent-style-name="Standard">
      <style:text-properties fo:color="#006633" officeooo:rsid="000ff768" officeooo:paragraph-rsid="001b7a76"/>
    </style:style>
    <style:style style:name="P12" style:family="paragraph" style:parent-style-name="Standard">
      <style:text-properties fo:color="#006633" officeooo:rsid="0011f2f0" officeooo:paragraph-rsid="0015944b"/>
    </style:style>
    <style:style style:name="P13" style:family="paragraph" style:parent-style-name="Standard">
      <style:text-properties fo:color="#006633" officeooo:rsid="0015944b" officeooo:paragraph-rsid="0015944b"/>
    </style:style>
    <style:style style:name="P14" style:family="paragraph" style:parent-style-name="Standard">
      <style:text-properties fo:color="#006633" officeooo:rsid="0015944b" officeooo:paragraph-rsid="001b7a76"/>
    </style:style>
    <style:style style:name="P15" style:family="paragraph" style:parent-style-name="Standard">
      <style:text-properties fo:color="#000000" officeooo:rsid="0015944b" officeooo:paragraph-rsid="0015944b"/>
    </style:style>
    <style:style style:name="P16" style:family="paragraph" style:parent-style-name="Standard">
      <style:text-properties fo:color="#000000" officeooo:rsid="0015944b" officeooo:paragraph-rsid="001b7a76"/>
    </style:style>
    <style:style style:name="P17" style:family="paragraph" style:parent-style-name="Standard">
      <style:text-properties officeooo:rsid="00146b5c" officeooo:paragraph-rsid="00146b5c"/>
    </style:style>
    <style:style style:name="P18" style:family="paragraph" style:parent-style-name="Standard">
      <style:text-properties officeooo:rsid="00146b5c" officeooo:paragraph-rsid="0015944b"/>
    </style:style>
    <style:style style:name="P19" style:family="paragraph" style:parent-style-name="Standard">
      <style:text-properties officeooo:rsid="00146b5c" officeooo:paragraph-rsid="001b7a76"/>
    </style:style>
    <style:style style:name="P20" style:family="paragraph" style:parent-style-name="Standard">
      <style:text-properties officeooo:rsid="0016e6da" officeooo:paragraph-rsid="0016e6da"/>
    </style:style>
    <style:style style:name="P21" style:family="paragraph" style:parent-style-name="Standard">
      <style:paragraph-properties fo:break-before="page"/>
      <style:text-properties fo:color="#000000" officeooo:rsid="0015944b" officeooo:paragraph-rsid="0015944b"/>
    </style:style>
    <style:style style:name="P22" style:family="paragraph" style:parent-style-name="Standard">
      <style:paragraph-properties fo:break-before="page"/>
      <style:text-properties fo:color="#000000" officeooo:rsid="0015944b" officeooo:paragraph-rsid="001b7a76"/>
    </style:style>
    <style:style style:name="P23" style:family="paragraph" style:parent-style-name="Table_20_Contents">
      <style:text-properties officeooo:rsid="000e02c0" officeooo:paragraph-rsid="000e02c0"/>
    </style:style>
    <style:style style:name="P24" style:family="paragraph" style:parent-style-name="Table_20_Contents">
      <style:text-properties officeooo:rsid="000e02c0" officeooo:paragraph-rsid="00146b5c"/>
    </style:style>
    <style:style style:name="P25" style:family="paragraph" style:parent-style-name="Table_20_Contents">
      <style:text-properties officeooo:rsid="000e21f9" officeooo:paragraph-rsid="000e21f9"/>
    </style:style>
    <style:style style:name="P26" style:family="paragraph" style:parent-style-name="Table_20_Contents">
      <style:text-properties officeooo:rsid="000e21f9" officeooo:paragraph-rsid="00146b5c"/>
    </style:style>
    <style:style style:name="P27" style:family="paragraph" style:parent-style-name="Table_20_Contents">
      <style:text-properties officeooo:rsid="0015944b" officeooo:paragraph-rsid="0015944b"/>
    </style:style>
    <style:style style:name="P28" style:family="paragraph" style:parent-style-name="Table_20_Contents">
      <style:text-properties officeooo:rsid="0015944b" officeooo:paragraph-rsid="001b7a76"/>
    </style:style>
    <style:style style:name="P29" style:family="paragraph" style:parent-style-name="Table_20_Contents">
      <style:text-properties officeooo:rsid="0016e6da" officeooo:paragraph-rsid="0016e6da"/>
    </style:style>
    <style:style style:name="P30" style:family="paragraph" style:parent-style-name="Table_20_Contents">
      <style:text-properties officeooo:rsid="0018762c" officeooo:paragraph-rsid="0018762c"/>
    </style:style>
    <style:style style:name="P31" style:family="paragraph" style:parent-style-name="Table_20_Contents">
      <style:text-properties officeooo:rsid="001b7a76" officeooo:paragraph-rsid="001b7a76"/>
    </style:style>
    <style:style style:name="P32" style:family="paragraph" style:parent-style-name="Table_20_Contents">
      <style:text-properties officeooo:rsid="001d7728" officeooo:paragraph-rsid="001d7728"/>
    </style:style>
    <style:style style:name="P33" style:family="paragraph" style:parent-style-name="Standard">
      <style:text-properties officeooo:rsid="000e02c0" officeooo:paragraph-rsid="000e02c0"/>
    </style:style>
    <style:style style:name="P34" style:family="paragraph" style:parent-style-name="Standard">
      <style:text-properties officeooo:rsid="000e02c0" officeooo:paragraph-rsid="00146b5c"/>
    </style:style>
    <style:style style:name="P35" style:family="paragraph" style:parent-style-name="Standard">
      <style:text-properties fo:color="#006633" officeooo:rsid="0011f2f0" officeooo:paragraph-rsid="001b7a76"/>
    </style:style>
    <style:style style:name="P36" style:family="paragraph" style:parent-style-name="Standard">
      <style:text-properties fo:color="#006633" officeooo:rsid="000ff768" officeooo:paragraph-rsid="0024b6a1"/>
    </style:style>
    <style:style style:name="P37" style:family="paragraph" style:parent-style-name="Standard">
      <style:text-properties fo:color="#006633" officeooo:rsid="000ff768" officeooo:paragraph-rsid="0025e0e1"/>
    </style:style>
    <style:style style:name="P38" style:family="paragraph" style:parent-style-name="Standard">
      <style:text-properties fo:color="#006633" officeooo:rsid="0028002d" officeooo:paragraph-rsid="0028002d"/>
    </style:style>
    <style:style style:name="P39" style:family="paragraph" style:parent-style-name="Standard">
      <style:text-properties fo:color="#006633" officeooo:rsid="0028002d" officeooo:paragraph-rsid="0029e619"/>
    </style:style>
    <style:style style:name="P40" style:family="paragraph" style:parent-style-name="Standard">
      <style:text-properties fo:color="#006633" officeooo:rsid="0029e619" officeooo:paragraph-rsid="0029e619"/>
    </style:style>
    <style:style style:name="P41" style:family="paragraph" style:parent-style-name="Standard">
      <style:text-properties fo:color="#000000" officeooo:rsid="0024b6a1" officeooo:paragraph-rsid="0024b6a1"/>
    </style:style>
    <style:style style:name="P42" style:family="paragraph" style:parent-style-name="Standard">
      <style:text-properties fo:color="#000000" officeooo:rsid="0024b6a1" officeooo:paragraph-rsid="0025e0e1"/>
    </style:style>
    <style:style style:name="P43" style:family="paragraph" style:parent-style-name="Standard">
      <style:text-properties officeooo:rsid="000ff768" officeooo:paragraph-rsid="0024b6a1"/>
    </style:style>
    <style:style style:name="P44" style:family="paragraph" style:parent-style-name="Standard">
      <style:text-properties officeooo:rsid="000ff768" officeooo:paragraph-rsid="0025e0e1"/>
    </style:style>
    <style:style style:name="P45" style:family="paragraph" style:parent-style-name="Heading_20_1">
      <style:paragraph-properties fo:break-before="page"/>
    </style:style>
    <style:style style:name="P46" style:family="paragraph" style:parent-style-name="Heading_20_2">
      <style:text-properties officeooo:paragraph-rsid="0025e0e1"/>
    </style:style>
    <style:style style:name="T1" style:family="text">
      <style:text-properties officeooo:rsid="000e21f9"/>
    </style:style>
    <style:style style:name="T2" style:family="text">
      <style:text-properties officeooo:rsid="0011f2f0"/>
    </style:style>
    <style:style style:name="T3" style:family="text">
      <style:text-properties fo:color="#000000"/>
    </style:style>
    <style:style style:name="T4" style:family="text">
      <style:text-properties fo:color="#000000" officeooo:rsid="0011f2f0"/>
    </style:style>
    <style:style style:name="T5" style:family="text">
      <style:text-properties fo:color="#000000" officeooo:rsid="001e5382"/>
    </style:style>
    <style:style style:name="T6" style:family="text">
      <style:text-properties officeooo:rsid="00146b5c"/>
    </style:style>
    <style:style style:name="T7" style:family="text">
      <style:text-properties officeooo:rsid="0015584e"/>
    </style:style>
    <style:style style:name="T8" style:family="text">
      <style:text-properties officeooo:rsid="0015944b"/>
    </style:style>
    <style:style style:name="T9" style:family="text">
      <style:text-properties officeooo:rsid="0018762c"/>
    </style:style>
    <style:style style:name="T10" style:family="text">
      <style:text-properties officeooo:rsid="001a512f"/>
    </style:style>
    <style:style style:name="T11" style:family="text">
      <style:text-properties officeooo:rsid="001b7a76"/>
    </style:style>
    <style:style style:name="T12" style:family="text">
      <style:text-properties officeooo:rsid="001d7728"/>
    </style:style>
    <style:style style:name="T13" style:family="text">
      <style:text-properties officeooo:rsid="00203fc1"/>
    </style:style>
    <style:style style:name="T14" style:family="text">
      <style:text-properties officeooo:rsid="0024b6a1"/>
    </style:style>
    <style:style style:name="T15" style:family="text">
      <style:text-properties officeooo:rsid="0025e0e1"/>
    </style:style>
    <style:style style:name="T16" style:family="text">
      <style:text-properties officeooo:rsid="0029e619"/>
    </style:style>
    <style:style style:name="T17" style:family="text">
      <style:text-properties officeooo:rsid="002a71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eefBerry Pi API <text:span text:style-name="T7">Reference Guide</text:span></text:p>
      <text:p text:style-name="P1"/>
      <text:h text:style-name="P45" text:outline-level="1">Remote Procedure Calls (RPC)</text:h>
      <text:p text:style-name="P1"/>
      <text:h text:style-name="Heading_20_2" text:outline-level="2">get_probedata24h[probetype, probeid]</text:h>
      <text:p text:style-name="P20"/>
      <text:p text:style-name="P20">Request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5">probetype</text:p>
          </table:table-cell>
          <table:table-cell table:style-name="Table1.A1" office:value-type="string">
            <text:p text:style-name="P25">probeid</text:p>
          </table:table-cell>
          <table:table-cell table:style-name="Table1.C1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3">ds18b20</text:p>
          </table:table-cell>
          <table:table-cell table:style-name="Table1.A2" office:value-type="string">
            <text:p text:style-name="P25">28-xxxxxxxxxxxx</text:p>
          </table:table-cell>
          <table:table-cell table:style-name="Table1.C2" office:value-type="string">
            <text:p text:style-name="P24">for <text:span text:style-name="T1">ds18b20 </text:span>temperature probes, <text:span text:style-name="T1">probeid is the id code associated with the ds18b20 temperature probe </text:span></text:p>
            <text:p text:style-name="P26">(ex: 28-0416525c5fff)</text:p>
          </table:table-cell>
        </table:table-row>
        <table:table-row>
          <table:table-cell table:style-name="Table1.A2" office:value-type="string">
            <text:p text:style-name="P23">mcp3008</text:p>
          </table:table-cell>
          <table:table-cell table:style-name="Table1.A2" office:value-type="string">
            <text:p text:style-name="P25">0</text:p>
            <text:p text:style-name="P25">1</text:p>
            <text:p text:style-name="P25">2</text:p>
            <text:p text:style-name="P25">3</text:p>
            <text:p text:style-name="P25">4</text:p>
            <text:p text:style-name="P25">5</text:p>
            <text:p text:style-name="P25">6</text:p>
            <text:p text:style-name="P25">7</text:p>
          </table:table-cell>
          <table:table-cell table:style-name="Table1.C2" office:value-type="string">
            <text:p text:style-name="P23">For mcp3008 a/d converter. <text:s/><text:span text:style-name="T1">Probeid is any number from 0-7 to specify which of the 8 channels to retrieve data on</text:span></text:p>
          </table:table-cell>
        </table:table-row>
        <table:table-row>
          <table:table-cell table:style-name="Table1.A2" office:value-type="string">
            <text:p text:style-name="P23">dht</text:p>
          </table:table-cell>
          <table:table-cell table:style-name="Table1.A2" office:value-type="string">
            <text:p text:style-name="P25">t</text:p>
            <text:p text:style-name="P25">h</text:p>
            <text:p text:style-name="P25"/>
          </table:table-cell>
          <table:table-cell table:style-name="Table1.C2" office:value-type="string">
            <text:p text:style-name="P23">For DHT11 or DHT22 temperature and humidy sensor. <text:s/><text:span text:style-name="T1">Probeid t <text:s/>to retrieve temperature data, or h for humidity</text:span></text:p>
          </table:table-cell>
        </table:table-row>
      </table:table>
      <text:p text:style-name="P1"/>
      <text:p text:style-name="P20">Return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9">data</text:p>
          </table:table-cell>
          <table:table-cell table:style-name="Table3.A1" office:value-type="string">
            <text:p text:style-name="Table_20_Contents"/>
          </table:table-cell>
          <table:table-cell table:style-name="Table3.C1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29">datetime</text:p>
          </table:table-cell>
          <table:table-cell table:style-name="Table3.C2" office:value-type="string">
            <text:p text:style-name="P29">Formatted as <text:span text:style-name="T9">24 hour </text:span>time in format <text:span text:style-name="T9">as</text:span>:</text:p>
            <text:p text:style-name="P29"><text:span text:style-name="T4"><text:s text:c="4"/></text:span><text:span text:style-name="T3">YYYY-</text:span><text:span text:style-name="T5">mm</text:span><text:span text:style-name="T3">-</text:span><text:span text:style-name="T5">dd</text:span><text:span text:style-name="T3"> HH:MM:SS</text:span><text:span text:style-name="T4"> <text:s text:c="3"/></text:span></text:p>
          </table:table-cell>
        </table:table-row>
        <table:table-row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29"><text:span text:style-name="T17">probe</text:span>value</text:p>
          </table:table-cell>
          <table:table-cell table:style-name="Table3.C2" office:value-type="string">
            <text:p text:style-name="P30">Will receive data as either C or F depending on server preference in single decimal format:</text:p>
            <text:p text:style-name="P30"><text:s text:c="4"/>xx.x</text:p>
          </table:table-cell>
        </table:table-row>
      </table:table>
      <text:p text:style-name="P20"/>
      <text:p text:style-name="P20"/>
      <text:p text:style-name="P17">JSON Example:</text:p>
      <text:p text:style-name="P5"/>
      <text:p text:style-name="P5"><text:span text:style-name="T6">request object</text:span>:</text:p>
      <text:p text:style-name="P8">{</text:p>
      <text:p text:style-name="P8"><text:s text:c="4"/>“rpc”: “<text:span text:style-name="T13">get_probedata24h”,</text:span></text:p>
      <text:p text:style-name="P8"><text:s text:c="4"/>“probetype”: “ds18b20”,</text:p>
      <text:p text:style-name="P8"><text:s text:c="4"/>“probeid”: ”28-0416525c5fff”</text:p>
      <text:p text:style-name="P8">}</text:p>
      <text:p text:style-name="P2"><text:tab/></text:p>
      <text:p text:style-name="P2"/>
      <text:p text:style-name="P2"/>
      <text:p text:style-name="P5"><text:soft-page-break/>return <text:span text:style-name="T10">object</text:span>:</text:p>
      <text:p text:style-name="P38">{</text:p>
      <text:p text:style-name="P39"><text:s text:c="4"/>“datetime”: [“<text:span text:style-name="T2">2018-12-30 01:07:48” </text:span>, … , “<text:span text:style-name="T2">2018-12-31 13:09:20</text:span>],</text:p>
      <text:p text:style-name="P39"><text:s text:c="4"/>“<text:span text:style-name="T17">probevalue”: [“78.1”, … , “77.5”]</text:span></text:p>
      <text:p text:style-name="P40">}</text:p>
      <text:p text:style-name="P21"><text:span text:style-name="T13">rpc_</text:span>get_outletstate[bus, outletnum]</text:p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7">bus</text:p>
          </table:table-cell>
          <table:table-cell table:style-name="Table2.A1" office:value-type="string">
            <text:p text:style-name="P27">outletnum</text:p>
          </table:table-cell>
          <table:table-cell table:style-name="Table2.C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7">int</text:p>
          </table:table-cell>
          <table:table-cell table:style-name="Table2.A2" office:value-type="string">
            <text:p text:style-name="P27">1</text:p>
            <text:p text:style-name="P27">2</text:p>
            <text:p text:style-name="P27">3</text:p>
            <text:p text:style-name="P27">4</text:p>
            <text:p text:style-name="P27">5</text:p>
            <text:p text:style-name="P27">6</text:p>
            <text:p text:style-name="P27">7</text:p>
            <text:p text:style-name="P27">8</text:p>
          </table:table-cell>
          <table:table-cell table:style-name="Table2.C2" office:value-type="string">
            <text:p text:style-name="P27">Relays connected directly to pins on Raspberry Pi</text:p>
          </table:table-cell>
        </table:table-row>
        <table:table-row>
          <table:table-cell table:style-name="Table2.A2" office:value-type="string">
            <text:p text:style-name="P27">ext</text:p>
          </table:table-cell>
          <table:table-cell table:style-name="Table2.A2" office:value-type="string">
            <text:p text:style-name="P27">1</text:p>
            <text:p text:style-name="P27">2</text:p>
            <text:p text:style-name="P27">3</text:p>
            <text:p text:style-name="P27">4</text:p>
            <text:p text:style-name="P27">5</text:p>
            <text:p text:style-name="P27">6</text:p>
            <text:p text:style-name="P27">7</text:p>
            <text:p text:style-name="P27">8</text:p>
          </table:table-cell>
          <table:table-cell table:style-name="Table2.C2" office:value-type="string">
            <text:p text:style-name="P27">Relays connected to pins on Arduino and controlled by Raspberry Pi via USB connection</text:p>
          </table:table-cell>
        </table:table-row>
      </table:table>
      <text:p text:style-name="P15"/>
      <text:p text:style-name="P18">JSON Example:</text:p>
      <text:p text:style-name="P6"/>
      <text:p text:style-name="P6"><text:span text:style-name="T6">request object</text:span>:</text:p>
      <text:p text:style-name="P9">{</text:p>
      <text:p text:style-name="P9"><text:s text:c="4"/>“rpc”: “<text:span text:style-name="T13">rpc_get_outletstate”,</text:span></text:p>
      <text:p text:style-name="P9"><text:s text:c="4"/>“<text:span text:style-name="T8">bus</text:span>”: “<text:span text:style-name="T8">int</text:span>”,</text:p>
      <text:p text:style-name="P9"><text:s text:c="4"/>“<text:span text:style-name="T8">outletnum</text:span>”: ”<text:span text:style-name="T8">1</text:span>”</text:p>
      <text:p text:style-name="P9">}</text:p>
      <text:p text:style-name="P3"><text:tab/></text:p>
      <text:p text:style-name="P6">return <text:span text:style-name="T10">object</text:span>:</text:p>
      <text:p text:style-name="P10">{</text:p>
      <text:p text:style-name="P9"><text:s text:c="4"/>“<text:span text:style-name="T8">outletstate”: “on”</text:span></text:p>
      <text:p text:style-name="P13">}</text:p>
      <text:p text:style-name="P12"/>
      <text:p text:style-name="P22"><text:span text:style-name="T13">rpc_set</text:span>_outletstate[bus, outletnum, <text:span text:style-name="T11">value</text:span>]</text:p>
      <text:p text:style-name="P16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8">bus</text:p>
          </table:table-cell>
          <table:table-cell table:style-name="Table4.A1" office:value-type="string">
            <text:p text:style-name="P31">int</text:p>
            <text:p text:style-name="P31">ext</text:p>
          </table:table-cell>
          <table:table-cell table:style-name="Table4.C1" office:value-type="string">
            <text:p text:style-name="P28"><text:span text:style-name="T11">int: </text:span>Relays connected directly to pins on Raspberry Pi</text:p>
            <text:p text:style-name="P28"/>
            <text:p text:style-name="P31">ext: <text:span text:style-name="T8">Relays connected to pins on Arduino and controlled by Raspberry Pi via USB connection</text:span></text:p>
          </table:table-cell>
        </table:table-row>
        <table:table-row>
          <table:table-cell table:style-name="Table4.A2" office:value-type="string">
            <text:p text:style-name="P31">outletnum</text:p>
          </table:table-cell>
          <table:table-cell table:style-name="Table4.A2" office:value-type="string">
            <text:p text:style-name="P28">1</text:p>
            <text:p text:style-name="P28">2</text:p>
            <text:p text:style-name="P28">3</text:p>
            <text:p text:style-name="P28">4</text:p>
            <text:p text:style-name="P28">5</text:p>
            <text:p text:style-name="P28">6</text:p>
            <text:p text:style-name="P28">7</text:p>
            <text:p text:style-name="P28">8</text:p>
          </table:table-cell>
          <table:table-cell table:style-name="Table4.C2" office:value-type="string">
            <text:p text:style-name="P31">Each bus supports up to 8 outlets. <text:s/></text:p>
          </table:table-cell>
        </table:table-row>
        <table:table-row>
          <table:table-cell table:style-name="Table4.A2" office:value-type="string">
            <text:p text:style-name="P32">value</text:p>
          </table:table-cell>
          <table:table-cell table:style-name="Table4.A2" office:value-type="string">
            <text:p text:style-name="P31">on</text:p>
            <text:p text:style-name="P31">off</text:p>
          </table:table-cell>
          <table:table-cell table:style-name="Table4.C2" office:value-type="string">
            <text:p text:style-name="P31">Turn outlet on or off</text:p>
          </table:table-cell>
        </table:table-row>
      </table:table>
      <text:p text:style-name="P16"/>
      <text:p text:style-name="P19">JSON Example:</text:p>
      <text:p text:style-name="P7"/>
      <text:p text:style-name="P7"><text:span text:style-name="T6">request object</text:span>:</text:p>
      <text:p text:style-name="P11">{</text:p>
      <text:p text:style-name="P11"><text:s text:c="4"/>“rpc”: “<text:span text:style-name="T13">rpc_set_outletstate”,</text:span></text:p>
      <text:p text:style-name="P11"><text:s text:c="4"/>“<text:span text:style-name="T8">bus</text:span>”: “<text:span text:style-name="T8">int</text:span>”,</text:p>
      <text:p text:style-name="P11"><text:s text:c="4"/>“<text:span text:style-name="T8">outletnum</text:span>”: ”<text:span text:style-name="T8">1</text:span>”</text:p>
      <text:p text:style-name="P11"><text:s text:c="4"/>“<text:span text:style-name="T12">value”: <text:s/>“off”</text:span></text:p>
      <text:p text:style-name="P11">}</text:p>
      <text:p text:style-name="P4"><text:tab/></text:p>
      <text:p text:style-name="P7">return <text:span text:style-name="T10">object</text:span>:</text:p>
      <text:p text:style-name="P11">{</text:p>
      <text:p text:style-name="P11"><text:s text:c="4"/>“<text:span text:style-name="T8">outletstate”: “off”</text:span></text:p>
      <text:p text:style-name="P14">}</text:p>
      <text:p text:style-name="P35"/>
      <text:h text:style-name="P45" text:outline-level="1">Broadcast Updates</text:h>
      <text:p text:style-name="P41"/>
      <text:h text:style-name="Heading_20_2" text:outline-level="2">status_currentprobeval</text:h>
      <text:p text:style-name="P41"/>
      <text:p text:style-name="P41">JSON Example:</text:p>
      <text:p text:style-name="P41"/>
      <text:p text:style-name="P43"><text:span text:style-name="T14">broadcast object</text:span>:</text:p>
      <text:p text:style-name="P36">{</text:p>
      <text:p text:style-name="P36"><text:s text:c="4"/>“<text:span text:style-name="T15">broadcast</text:span>”: “<text:span text:style-name="T14">status_currentprobeval”,</text:span></text:p>
      <text:p text:style-name="P36"><text:s text:c="4"/>“<text:span text:style-name="T14">probetype</text:span>”: “<text:span text:style-name="T14">ds18b20</text:span>”,</text:p>
      <text:p text:style-name="P36"><text:s text:c="4"/>“<text:span text:style-name="T14">probeid</text:span>”: ”28-0416525c5fff”</text:p>
      <text:p text:style-name="P36"><text:s text:c="4"/>“<text:span text:style-name="T14">probeval”: “77.8”</text:span></text:p>
      <text:p text:style-name="P36">}</text:p>
      <text:p text:style-name="P36"/>
      <text:h text:style-name="P46" text:outline-level="2">status_current<text:span text:style-name="T15">outletstate</text:span></text:h>
      <text:p text:style-name="P42"/>
      <text:p text:style-name="P42">JSON Example:</text:p>
      <text:p text:style-name="P42"/>
      <text:p text:style-name="P44"><text:span text:style-name="T14">broadcast object</text:span>:</text:p>
      <text:p text:style-name="P37">{</text:p>
      <text:p text:style-name="P37"><text:s text:c="4"/>“<text:span text:style-name="T15">broadcast</text:span>”: “<text:span text:style-name="T14">status_currentoutletstate”,</text:span></text:p>
      <text:p text:style-name="P37"><text:s text:c="4"/>“<text:span text:style-name="T15">bus</text:span>”: “<text:span text:style-name="T15">int</text:span>”,</text:p>
      <text:p text:style-name="P37"><text:s text:c="4"/>“<text:span text:style-name="T15">outletnum</text:span>”: ”<text:span text:style-name="T15">1</text:span>”</text:p>
      <text:p text:style-name="P37"><text:s text:c="4"/>“<text:span text:style-name="T15">state”: “off”</text:span></text:p>
      <text:p text:style-name="P37"><text:s text:c="4"/>“<text:span text:style-name="T15">mode”: ”auto”</text:span></text:p>
      <text:p text:style-name="P37"><text:s text:c="4"/>“<text:span text:style-name="T15">status”: “OFF (77-78)”</text:span></text:p>
      <text:p text:style-name="P37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8:42:33.741886645</meta:creation-date>
    <dc:date>2019-01-13T11:43:56.367756931</dc:date>
    <meta:editing-duration>PT9H3M8S</meta:editing-duration>
    <meta:editing-cycles>18</meta:editing-cycles>
    <meta:generator>LibreOffice/4.3.3.2$Linux_ARM_EABI LibreOffice_project/430m0$Build-2</meta:generator>
    <meta:document-statistic meta:table-count="4" meta:image-count="0" meta:object-count="0" meta:page-count="6" meta:paragraph-count="134" meta:word-count="317" meta:character-count="2119" meta:non-whitespace-character-count="1815"/>
  </office:meta>
</office:document-meta>
</file>